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DStyle-paragraph"/>
    <style:style style:family="paragraph" style:name="P3" style:display-name="P3" style:parent-style-name="DStyle-paragraph">
      <style:paragraph-properties fo:text-indent="1.251cm" fo:margin-left="0cm" fo:margin-right="0cm"/>
    </style:style>
    <style:style style:family="paragraph" style:name="P4" style:display-name="P4" style:parent-style-name="DStyle-paragraph">
      <style:paragraph-properties fo:text-indent="0cm" fo:margin-left="0cm" fo:margin-right="0cm"/>
    </style:style>
    <style:style style:family="paragraph" style:name="P5" style:display-name="P5" style:parent-style-name="DStyle-paragraph">
      <style:paragraph-properties fo:text-indent="1.251cm" fo:margin-left="1.251cm" fo:margin-right="0cm"/>
    </style:style>
    <style:style style:family="paragraph" style:name="P1" style:display-name="P1" style:parent-style-name="DStyle-paragraph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/>
        <text:p text:style-name="P2">R&amp;C 5/25 marks</text:p>
        <text:p text:style-name="P2"/>
        <text:p text:style-name="P2">Context</text:p>
        <text:p text:style-name="P3">The Queensland Water alliance requires a water tower to be built and easily portable to remote areas of Queensland. It is required to be stable, cost-efficient and easy to build.</text:p>
        <text:p text:style-name="P4"/>
        <text:p text:style-name="P4">Aim </text:p>
        <text:p text:style-name="P4"><text:tab/>The aim of this report is to design and construct a solution for the base of a water tower to ensure that the tower supports the mass of the required tower</text:p>
        <text:p text:style-name="P2"/>
        <text:p text:style-name="P4">Success Criteria</text:p>
        <text:p text:style-name="P2"><text:tab/>The water is position on level ground</text:p>
        <text:p text:style-name="P2"><text:tab/>12000L tank is 2.5 m in diameter</text:p>
        <text:p text:style-name="P2"><text:tab/>12 m high</text:p>
        <text:p text:style-name="P2"><text:tab/>No larger than 3 x 3 m</text:p>
        <text:p text:style-name="P2">Prototype</text:p>
        <text:p text:style-name="P2"><text:tab/>Hold 40kg </text:p>
        <text:p text:style-name="P2"><text:tab/>Use less than 10 lengths of 915*6*6</text:p>
        <text:p text:style-name="P2"><text:tab/>1:30 Balsa wood prototype needs to be drawn designed and constructed</text:p>
        <text:p text:style-name="P2"/>
        <text:p text:style-name="P2">- Research</text:p>
        <text:p text:style-name="P2"><text:tab/>- Engineering technology </text:p>
        <text:p text:style-name="P2"><text:tab/><text:tab/>Triangles are good for distributing force when pushed on its points, making it good for designing objects under strain.</text:p>
        <text:p text:style-name="P2"><text:tab/>- Mechanics </text:p>
        <text:p text:style-name="P2"><text:tab/><text:tab/>The tower needs to support high amounts of compressive and tensile forces in the individual braces, Cross braces will also need to be implemented to reduce the deflective forces.</text:p>
        <text:p text:style-name="P2"><text:tab/>- Materials</text:p>
        <text:p text:style-name="P2"><text:tab/><text:tab/>Water towers are required to be built of non-porous (materials that don’t let water through); They also require materials that don’t rust, often using steel and other metals.</text:p>
        <text:p text:style-name="P5"/>
        <text:p text:style-name="P5">However the task requires that the prototypes be built of balsa wood due to its portability and ability to manipulate. </text:p>
        <text:p text:style-name="P5">Balsa wood is also good due to it having a tensile strength of 1MPa</text:p>
        <text:p text:style-name="P5"/>
        <text:p text:style-name="P2"><text:tab/></text:p>
        <text:p text:style-name="P2"/>
        <text:p text:style-name="P2">- Analysis</text:p>
        <text:p text:style-name="P2"/>
        <text:p text:style-name="P2">- Mathematics</text:p>
        <text:p text:style-name="P2"><text:tab/>- Calculating material</text:p>
        <text:p text:style-name="P2"><text:tab/>- Calculating average density of pieces</text:p>
        <text:p text:style-name="P2"><text:tab/>- Calculating predicted mass</text:p>
        <text:p text:style-name="P2"/>
        <text:p text:style-name="P2">- Simulator and drawn designs</text:p>
        <text:p text:style-name="P2"/>
        <text:p text:style-name="P2">- Success criteria</text:p>
        <text:p text:style-name="P2"/>
        <text:p text:style-name="P2">Synthesis and evaluation </text:p>
        <text:p text:style-name="P2">- Evaluate design</text:p>
        <text:p text:style-name="P2">Evaluation and success criteria</text:p>
        <text:p text:style-name="P2">Recommendations</text:p>
        <text:p text:style-name="P2"/>
        <text:p text:style-name="P2">Communication </text:p>
        <text:p text:style-name="P2">Captioning images</text:p>
        <text:p text:style-name="P2">Referencing properly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Liberation Serif" svg:font-family="Liberation Serif"/>
    <style:font-face style:name="Symbol" svg:font-family="Symbol"/>
    <style:font-face style:name="Wingdings" svg:font-family="Wingdings"/>
  </office:font-face-decls>
  <office:styles>
    <style:default-style style:family="paragraph">
      <style:paragraph-properties style:tab-stop-distance="1.251cm"/>
    </style:default-style>
    <style:style style:family="text" style:name="Heading-1-Char-text" style:display-name="Heading 1 Char_text" style:next-style-name="Heading-1-Char-text">
      <style:text-properties style:font-name="Arial" fo:font-size="20pt"/>
    </style:style>
    <style:style style:family="text" style:name="T26-text" style:display-name="T26_text" style:next-style-name="T26-text">
      <style:text-properties style:font-name="Courier New"/>
    </style:style>
    <style:style style:family="text" style:name="T13-text" style:display-name="T13_text" style:next-style-name="T13-text">
      <style:text-properties style:font-name="Symbol"/>
    </style:style>
    <style:style style:family="text" style:name="endnote-reference-text" style:display-name="endnote reference_text" style:next-style-name="endnote-reference-text">
      <style:text-properties style:text-position="33%"/>
    </style:style>
    <style:style style:family="text" style:name="T25-text" style:display-name="T25_text" style:next-style-name="T25-text">
      <style:text-properties style:font-name="Symbol"/>
    </style:style>
    <style:style style:family="text" style:name="T12-text" style:display-name="T12_text" style:next-style-name="T12-text">
      <style:text-properties style:font-name="Wingdings"/>
    </style:style>
    <style:style style:family="text" style:name="Hyperlink-text" style:display-name="Hyperlink_text" style:next-style-name="Hyperlink-text">
      <style:text-properties fo:color="#0000ff" style:text-underline-type="single"/>
    </style:style>
    <style:style style:family="text" style:name="T24-text" style:display-name="T24_text" style:next-style-name="T24-text">
      <style:text-properties style:font-name="Wingdings"/>
    </style:style>
    <style:style style:family="text" style:name="T11-text" style:display-name="T11_text" style:next-style-name="T11-text">
      <style:text-properties style:font-name="Courier New"/>
    </style:style>
    <style:style style:family="text" style:name="T23-text" style:display-name="T23_text" style:next-style-name="T23-text">
      <style:text-properties style:font-name="Courier New"/>
    </style:style>
    <style:style style:family="text" style:name="Heading-9-Char-text" style:display-name="Heading 9 Char_text" style:next-style-name="Heading-9-Char-text">
      <style:text-properties style:font-name="Arial" fo:font-size="10.5pt" fo:font-style="italic"/>
    </style:style>
    <style:style style:family="text" style:name="T10-text" style:display-name="T10_text" style:next-style-name="T10-text">
      <style:text-properties style:font-name="Arial"/>
    </style:style>
    <style:style style:family="text" style:name="T35-text" style:display-name="T35_text" style:next-style-name="T35-text">
      <style:text-properties style:font-name="Courier New"/>
    </style:style>
    <style:style style:family="text" style:name="T22-text" style:display-name="T22_text" style:next-style-name="T22-text">
      <style:text-properties style:font-name="Symbol"/>
    </style:style>
    <style:style style:family="text" style:name="Heading-6-Char-text" style:display-name="Heading 6 Char_text" style:next-style-name="Heading-6-Char-text">
      <style:text-properties style:font-name="Arial" fo:font-size="11pt" fo:font-weight="bold"/>
    </style:style>
    <style:style style:family="text" style:name="T8-text" style:display-name="T8_text" style:next-style-name="T8-text">
      <style:text-properties style:font-name="Courier New"/>
    </style:style>
    <style:style style:family="text" style:name="T34-text" style:display-name="T34_text" style:next-style-name="T34-text">
      <style:text-properties style:font-name="Symbol"/>
    </style:style>
    <style:style style:family="text" style:name="T21-text" style:display-name="T21_text" style:next-style-name="T21-text">
      <style:text-properties style:font-name="Wingdings"/>
    </style:style>
    <style:style style:family="text" style:name="T7-text" style:display-name="T7_text" style:next-style-name="T7-text">
      <style:text-properties style:font-name="Symbol"/>
    </style:style>
    <style:style style:family="text" style:name="T33-text" style:display-name="T33_text" style:next-style-name="T33-text">
      <style:text-properties style:font-name="Wingdings"/>
    </style:style>
    <style:style style:family="text" style:name="T20-text" style:display-name="T20_text" style:next-style-name="T20-text">
      <style:text-properties style:font-name="Courier New"/>
    </style:style>
    <style:style style:family="text" style:name="T5-text" style:display-name="T5_text" style:next-style-name="T5-text">
      <style:text-properties style:font-name="Courier New"/>
    </style:style>
    <style:style style:family="text" style:name="Quote-Char-text" style:display-name="Quote Char_text" style:next-style-name="Quote-Char-text">
      <style:text-properties fo:font-style="italic"/>
    </style:style>
    <style:style style:family="text" style:name="T32-text" style:display-name="T32_text" style:next-style-name="T32-text">
      <style:text-properties style:font-name="Courier New"/>
    </style:style>
    <style:style style:family="text" style:name="Heading-5-Char-text" style:display-name="Heading 5 Char_text" style:next-style-name="Heading-5-Char-text">
      <style:text-properties style:font-name="Arial" fo:font-size="12pt" fo:font-weight="bold"/>
    </style:style>
    <style:style style:family="text" style:name="Heading-3-Char-text" style:display-name="Heading 3 Char_text" style:next-style-name="Heading-3-Char-text">
      <style:text-properties style:font-name="Arial" fo:font-size="15pt"/>
    </style:style>
    <style:style style:family="text" style:name="T9-text" style:display-name="T9_text" style:next-style-name="T9-text">
      <style:text-properties style:font-name="Wingdings"/>
    </style:style>
    <style:style style:family="text" style:name="Footnote-Text-Char-text" style:display-name="Footnote Text Char_text" style:next-style-name="Footnote-Text-Char-text">
      <style:text-properties fo:font-size="9pt"/>
    </style:style>
    <style:style style:family="text" style:name="Subtitle-Char-text" style:display-name="Subtitle Char_text" style:next-style-name="Subtitle-Char-text">
      <style:text-properties fo:font-size="12pt"/>
    </style:style>
    <style:style style:family="text" style:name="T31-text" style:display-name="T31_text" style:next-style-name="T31-text">
      <style:text-properties style:font-name="Symbol"/>
    </style:style>
    <style:style style:family="text" style:name="Title-Char-text" style:display-name="Title Char_text" style:next-style-name="Title-Char-text">
      <style:text-properties fo:font-size="24pt"/>
    </style:style>
    <style:style style:family="text" style:name="T36-text" style:display-name="T36_text" style:next-style-name="T36-text">
      <style:text-properties style:font-name="Wingdings"/>
    </style:style>
    <style:style style:family="text" style:name="T4-text" style:display-name="T4_text" style:next-style-name="T4-text">
      <style:text-properties style:font-name="Symbol"/>
    </style:style>
    <style:style style:family="text" style:name="T30-text" style:display-name="T30_text" style:next-style-name="T30-text">
      <style:text-properties style:font-name="Wingdings"/>
    </style:style>
    <style:style style:family="text" style:name="T3-text" style:display-name="T3_text" style:next-style-name="T3-text">
      <style:text-properties style:font-name="Wingdings"/>
    </style:style>
    <style:style style:family="text" style:name="T6-text" style:display-name="T6_text" style:next-style-name="T6-text">
      <style:text-properties style:font-name="Wingdings"/>
    </style:style>
    <style:style style:family="text" style:name="T2-text" style:display-name="T2_text" style:next-style-name="T2-text">
      <style:text-properties style:font-name="Courier New"/>
    </style:style>
    <style:style style:family="text" style:name="Heading-7-Char-text" style:display-name="Heading 7 Char_text" style:next-style-name="Heading-7-Char-text">
      <style:text-properties style:font-name="Arial" fo:font-size="11pt" fo:font-style="italic" fo:font-weight="bold"/>
    </style:style>
    <style:style style:family="text" style:name="Internet-link-text" style:display-name="Internet link_text" style:next-style-name="Internet-link-text">
      <style:text-properties fo:color="#0000ff" style:text-underline-type="single"/>
    </style:style>
    <style:style style:family="text" style:name="T19-text" style:display-name="T19_text" style:next-style-name="T19-text">
      <style:text-properties style:font-name="Arial"/>
    </style:style>
    <style:style style:family="text" style:name="T1-text" style:display-name="T1_text" style:next-style-name="T1-text">
      <style:text-properties style:font-name="Arial"/>
    </style:style>
    <style:style style:family="text" style:name="Heading-8-Char-text" style:display-name="Heading 8 Char_text" style:next-style-name="Heading-8-Char-text">
      <style:text-properties style:font-name="Arial" fo:font-size="11pt" fo:font-style="italic"/>
    </style:style>
    <style:style style:family="text" style:name="T18-text" style:display-name="T18_text" style:next-style-name="T18-text">
      <style:text-properties style:font-name="Wingdings"/>
    </style:style>
    <style:style style:family="text" style:name="Heading-2-Char-text" style:display-name="Heading 2 Char_text" style:next-style-name="Heading-2-Char-text">
      <style:text-properties style:font-name="Arial" fo:font-size="17pt"/>
    </style:style>
    <style:style style:family="text" style:name="T17-text" style:display-name="T17_text" style:next-style-name="T17-text">
      <style:text-properties style:font-name="Courier New"/>
    </style:style>
    <style:style style:family="text" style:name="Heading-4-Char-text" style:display-name="Heading 4 Char_text" style:next-style-name="Heading-4-Char-text">
      <style:text-properties style:font-name="Arial" fo:font-size="13pt" fo:font-weight="bold"/>
    </style:style>
    <style:style style:family="text" style:name="Endnote-Text-Char-text" style:display-name="Endnote Text Char_text" style:next-style-name="Endnote-Text-Char-text">
      <style:text-properties fo:font-size="10pt"/>
    </style:style>
    <style:style style:family="text" style:name="T29-text" style:display-name="T29_text" style:next-style-name="T29-text">
      <style:text-properties style:font-name="Courier New"/>
    </style:style>
    <style:style style:family="text" style:name="T16-text" style:display-name="T16_text" style:next-style-name="T16-text">
      <style:text-properties style:font-name="Symbol"/>
    </style:style>
    <style:style style:family="text" style:name="T28-text" style:display-name="T28_text" style:next-style-name="T28-text">
      <style:text-properties style:font-name="Arial"/>
    </style:style>
    <style:style style:family="text" style:name="T15-text" style:display-name="T15_text" style:next-style-name="T15-text">
      <style:text-properties style:font-name="Wingdings"/>
    </style:style>
    <style:style style:family="text" style:name="Intense-Quote-Char-text" style:display-name="Intense Quote Char_text" style:next-style-name="Intense-Quote-Char-text">
      <style:text-properties fo:font-style="italic"/>
    </style:style>
    <style:style style:family="text" style:name="footnote-reference-text" style:display-name="footnote reference_text" style:next-style-name="footnote-reference-text">
      <style:text-properties style:text-position="33%"/>
    </style:style>
    <style:style style:family="text" style:name="T27-text" style:display-name="T27_text" style:next-style-name="T27-text">
      <style:text-properties style:font-name="Wingdings"/>
    </style:style>
    <style:style style:family="text" style:name="T14-text" style:display-name="T14_text" style:next-style-name="T14-text">
      <style:text-properties style:font-name="Courier New"/>
    </style:style>
    <style:style style:family="paragraph" style:name="Heading" style:display-name="Heading" style:parent-style-name="DStyle-paragraph" style:next-style-name="Heading">
      <style:paragraph-properties fo:margin-top="0.423cm" fo:margin-bottom="0.212cm"/>
      <style:text-properties style:font-name="Liberation Sans" fo:font-size="14pt"/>
    </style:style>
    <style:style style:family="paragraph" style:name="Heading-3" style:display-name="Heading 3" style:parent-style-name="Normal" style:next-style-name="Heading-3">
      <style:paragraph-properties fo:margin-top="0.564cm" fo:margin-bottom="0.353cm"/>
      <style:text-properties style:font-name="Arial" fo:font-size="15pt"/>
    </style:style>
    <style:style style:family="paragraph" style:name="Header-and-Footer" style:display-name="Header and Footer" style:parent-style-name="DStyle-paragraph" style:next-style-name="Header-and-Footer">
      <style:paragraph-properties>
        <style:tab-stops>
          <style:tab-stop style:type="center" style:position="3.462500in"/>
          <style:tab-stop style:type="right" style:position="6.925000in"/>
        </style:tab-stops>
      </style:paragraph-properties>
    </style:style>
    <style:style style:family="paragraph" style:name="endnote-text" style:display-name="endnote text" style:parent-style-name="Normal" style:next-style-name="endnote-text">
      <style:paragraph-properties fo:line-height="100%" fo:margin-top="0cm" fo:margin-bottom="0cm"/>
      <style:text-properties fo:font-size="10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Intense-Quote" style:display-name="Intense Quote" style:parent-style-name="Normal" style:next-style-name="Intense-Quote">
      <style:paragraph-properties fo:text-indent="0cm" fo:background-color="#f2f2f2" fo:margin-left="1.27cm" fo:margin-right="1.27cm" fo:margin-top="0cm" fo:margin-bottom="0cm" fo:border-left="0.51pt solid #ffffff" fo:border-right="0.51pt solid #ffffff" fo:border-top="0.51pt solid #ffffff" fo:border-bottom="0.51pt solid #ffffff" fo:padding-bottom="0cm" fo:padding-left="0cm" fo:padding-right="0cm" fo:padding-top="0cm"/>
      <style:text-properties fo:font-style="italic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DStyle-paragraph" style:display-name="DStyle_paragraph" style:next-style-name="DStyle-paragraph">
      <style:text-properties fo:color="#000000" style:font-name="Liberation Serif" fo:font-size="12pt" fo:language="en" fo:country="AU"/>
    </style:style>
    <style:style style:family="paragraph" style:name="Footer" style:display-name="Footer" style:parent-style-name="Normal" style:next-style-name="Footer">
      <style:paragraph-properties fo:line-height="100%" fo:margin-top="0cm" fo:margin-bottom="0cm">
        <style:tab-stops>
          <style:tab-stop style:type="center" style:position="4.959722in"/>
          <style:tab-stop style:type="right" style:position="9.921528in"/>
        </style:tab-stops>
      </style:paragraph-properties>
    </style:style>
    <style:style style:family="paragraph" style:name="table-of-figures" style:display-name="table of figures" style:parent-style-name="Normal" style:next-style-name="table-of-figures">
      <style:paragraph-properties fo:margin-top="0cm" fo:margin-bottom="0cm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oc-8" style:display-name="toc 8" style:parent-style-name="Normal" style:next-style-name="toc-8">
      <style:paragraph-properties fo:text-indent="0cm" fo:margin-left="3.5cm" fo:margin-right="0cm" fo:margin-top="0cm" fo:margin-bottom="0.101cm"/>
    </style:style>
    <style:style style:family="paragraph" style:name="Header" style:display-name="Header" style:parent-style-name="Normal" style:next-style-name="Header">
      <style:paragraph-properties fo:line-height="100%" fo:margin-top="0cm" fo:margin-bottom="0cm">
        <style:tab-stops>
          <style:tab-stop style:type="center" style:position="4.959722in"/>
          <style:tab-stop style:type="right" style:position="9.921528in"/>
        </style:tab-stops>
      </style:paragraph-properties>
    </style:style>
    <style:style style:family="paragraph" style:name="Heading-1" style:display-name="Heading 1" style:parent-style-name="Normal" style:next-style-name="Heading-1">
      <style:paragraph-properties fo:margin-top="0.847cm" fo:margin-bottom="0.353cm"/>
      <style:text-properties style:font-name="Arial" fo:font-size="20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-2" style:display-name="Heading 2" style:parent-style-name="Normal" style:next-style-name="Heading-2">
      <style:paragraph-properties fo:margin-top="0.635cm" fo:margin-bottom="0.353cm"/>
      <style:text-properties style:font-name="Arial" fo:font-size="17pt"/>
    </style:style>
    <style:style style:family="paragraph" style:name="toc-3" style:display-name="toc 3" style:parent-style-name="Normal" style:next-style-name="toc-3">
      <style:paragraph-properties fo:text-indent="0cm" fo:margin-left="1cm" fo:margin-right="0cm" fo:margin-top="0cm" fo:margin-bottom="0.101cm"/>
    </style:style>
    <style:style style:family="paragraph" style:name="Text-body" style:display-name="Text body" style:parent-style-name="DStyle-paragraph" style:next-style-name="Text-body">
      <style:paragraph-properties fo:line-height="115%" fo:margin-top="0cm" fo:margin-bottom="0.247cm"/>
    </style:style>
    <style:style style:family="paragraph" style:name="Heading-4" style:display-name="Heading 4" style:parent-style-name="Normal" style:next-style-name="Heading-4">
      <style:paragraph-properties fo:margin-top="0.564cm" fo:margin-bottom="0.353cm"/>
      <style:text-properties style:font-name="Arial" fo:font-size="13pt" fo:font-weight="bold"/>
    </style:style>
    <style:style style:family="paragraph" style:name="toc-7" style:display-name="toc 7" style:parent-style-name="Normal" style:next-style-name="toc-7">
      <style:paragraph-properties fo:text-indent="0cm" fo:margin-left="3cm" fo:margin-right="0cm" fo:margin-top="0cm" fo:margin-bottom="0.101cm"/>
    </style:style>
    <style:style style:family="paragraph" style:name="toc-5" style:display-name="toc 5" style:parent-style-name="Normal" style:next-style-name="toc-5">
      <style:paragraph-properties fo:text-indent="0cm" fo:margin-left="2cm" fo:margin-right="0cm" fo:margin-top="0cm" fo:margin-bottom="0.101cm"/>
    </style:style>
    <style:style style:family="paragraph" style:name="toc-6" style:display-name="toc 6" style:parent-style-name="Normal" style:next-style-name="toc-6">
      <style:paragraph-properties fo:text-indent="0cm" fo:margin-left="2.499cm" fo:margin-right="0cm" fo:margin-top="0cm" fo:margin-bottom="0.101cm"/>
    </style:style>
    <style:style style:family="paragraph" style:name="Heading-7" style:display-name="Heading 7" style:parent-style-name="Normal" style:next-style-name="Heading-7">
      <style:paragraph-properties fo:margin-top="0.564cm" fo:margin-bottom="0.353cm"/>
      <style:text-properties style:font-name="Arial" fo:font-size="11pt" fo:font-style="italic" fo:font-weight="bold"/>
    </style:style>
    <style:style style:family="paragraph" style:name="List-Paragraph" style:display-name="List Paragraph" style:parent-style-name="Normal" style:next-style-name="List-Paragraph">
      <style:paragraph-properties fo:text-indent="0cm" fo:margin-left="1.27cm" fo:margin-right="0cm" fo:margin-top="0cm" fo:margin-bottom="0cm"/>
    </style:style>
    <style:style style:family="paragraph" style:name="toc-9" style:display-name="toc 9" style:parent-style-name="Normal" style:next-style-name="toc-9">
      <style:paragraph-properties fo:text-indent="0cm" fo:margin-left="4.001cm" fo:margin-right="0cm" fo:margin-top="0cm" fo:margin-bottom="0.101cm"/>
    </style:style>
    <style:style style:family="paragraph" style:name="Subtitle" style:display-name="Subtitle" style:parent-style-name="Normal" style:next-style-name="Subtitle">
      <style:paragraph-properties fo:margin-top="0.353cm" fo:margin-bottom="0.353cm"/>
      <style:text-properties fo:font-size="12pt"/>
    </style:style>
    <style:style style:family="paragraph" style:name="toc-1" style:display-name="toc 1" style:parent-style-name="Normal" style:next-style-name="toc-1">
      <style:paragraph-properties fo:text-indent="0cm" fo:margin-left="0cm" fo:margin-right="0cm" fo:margin-top="0cm" fo:margin-bottom="0.101cm"/>
    </style:style>
    <style:style style:family="paragraph" style:name="toc-2" style:display-name="toc 2" style:parent-style-name="Normal" style:next-style-name="toc-2">
      <style:paragraph-properties fo:text-indent="0cm" fo:margin-left="0.499cm" fo:margin-right="0cm" fo:margin-top="0cm" fo:margin-bottom="0.101cm"/>
    </style:style>
    <style:style style:family="paragraph" style:name="footnote-text" style:display-name="footnote text" style:parent-style-name="Normal" style:next-style-name="footnote-text">
      <style:paragraph-properties fo:line-height="100%" fo:margin-top="0cm" fo:margin-bottom="0.071cm"/>
      <style:text-properties fo:font-size="9pt"/>
    </style:style>
    <style:style style:family="paragraph" style:name="toc-4" style:display-name="toc 4" style:parent-style-name="Normal" style:next-style-name="toc-4">
      <style:paragraph-properties fo:text-indent="0cm" fo:margin-left="1.499cm" fo:margin-right="0cm" fo:margin-top="0cm" fo:margin-bottom="0.101cm"/>
    </style:style>
    <style:style style:family="paragraph" style:name="Heading-5" style:display-name="Heading 5" style:parent-style-name="Normal" style:next-style-name="Heading-5">
      <style:paragraph-properties fo:margin-top="0.564cm" fo:margin-bottom="0.353cm"/>
      <style:text-properties style:font-name="Arial" fo:font-size="12pt" fo:font-weight="bold"/>
    </style:style>
    <style:style style:family="paragraph" style:name="Heading-6" style:display-name="Heading 6" style:parent-style-name="Normal" style:next-style-name="Heading-6">
      <style:paragraph-properties fo:margin-top="0.564cm" fo:margin-bottom="0.353cm"/>
      <style:text-properties style:font-name="Arial" fo:font-size="11pt" fo:font-weight="bold"/>
    </style:style>
    <style:style style:family="paragraph" style:name="Caption" style:display-name="Caption" style:parent-style-name="DStyle-paragraph" style:next-style-name="Caption">
      <style:paragraph-properties fo:margin-top="0.212cm" fo:margin-bottom="0.212cm"/>
      <style:text-properties fo:font-size="12pt" fo:font-style="italic"/>
    </style:style>
    <style:style style:family="paragraph" style:name="Heading-8" style:display-name="Heading 8" style:parent-style-name="Normal" style:next-style-name="Heading-8">
      <style:paragraph-properties fo:margin-top="0.564cm" fo:margin-bottom="0.353cm"/>
      <style:text-properties style:font-name="Arial" fo:font-size="11pt" fo:font-style="italic"/>
    </style:style>
    <style:style style:family="paragraph" style:name="Heading-9" style:display-name="Heading 9" style:parent-style-name="Normal" style:next-style-name="Heading-9">
      <style:paragraph-properties fo:margin-top="0.564cm" fo:margin-bottom="0.353cm"/>
      <style:text-properties style:font-name="Arial" fo:font-size="10.5pt" fo:font-style="italic"/>
    </style:style>
    <style:style style:family="paragraph" style:name="Quote" style:display-name="Quote" style:parent-style-name="Normal" style:next-style-name="Quote">
      <style:paragraph-properties fo:text-indent="0cm" fo:margin-left="1.27cm" fo:margin-right="1.27cm"/>
      <style:text-properties fo:font-style="italic"/>
    </style:style>
    <style:style style:family="paragraph" style:name="Normal" style:display-name="Normal">
      <style:paragraph-properties style:writing-mode="lr"/>
      <style:text-properties fo:color="#000000" style:font-name="Liberation Serif" fo:font-size="10pt" fo:language="en" fo:country="AU"/>
    </style:style>
    <style:style style:family="paragraph" style:name="Title" style:display-name="Title" style:parent-style-name="Normal" style:next-style-name="Title">
      <style:paragraph-properties fo:margin-top="0.529cm" fo:margin-bottom="0.353cm"/>
      <style:text-properties fo:font-size="24pt"/>
    </style:style>
    <style:style style:family="paragraph" style:name="No-Spacing" style:display-name="No Spacing" style:next-style-name="No-Spacing">
      <style:paragraph-properties fo:line-height="100%" fo:margin-top="0cm" fo:margin-bottom="0cm"/>
    </style:style>
  </office:styles>
  <office:automatic-styles>
    <style:page-layout style:name="Standard">
      <style:page-layout-properties fo:page-width="42.000000cm" fo:page-height="29.700000cm" style:print-orientation="landscape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5 (unix, gtk)</meta:generator>
    <meta:creation-date>Thu Apr 28 15:21:55 2022
</meta:creation-date>
    <dc:date>Thu Apr 28 15:21:55 2022
</dc:date>
  </office:meta>
</office:document-meta>
</file>